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3e7d2" officeooo:paragraph-rsid="0013e7d2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officeooo:rsid="0013e7d2" officeooo:paragraph-rsid="0013e7d2"/>
    </style:style>
    <style:style style:name="P3" style:family="paragraph" style:parent-style-name="Standard">
      <style:paragraph-properties fo:text-align="start" style:justify-single-word="false"/>
      <style:text-properties officeooo:rsid="0013e7d2" officeooo:paragraph-rsid="0013e7d2"/>
    </style:style>
    <style:style style:name="P4" style:family="paragraph" style:parent-style-name="Standard">
      <style:paragraph-properties fo:text-align="start" style:justify-single-word="false"/>
      <style:text-properties style:font-name="Liberation Mono" officeooo:rsid="0013e7d2" officeooo:paragraph-rsid="0013e7d2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3e7d2" officeooo:paragraph-rsid="0013e7d2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Mono" officeooo:rsid="0013e7d2" officeooo:paragraph-rsid="0013e7d2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officeooo:rsid="0013e7d2" officeooo:paragraph-rsid="0013e7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tch Exercises</text:p>
      <text:p text:style-name="P2"/>
      <text:p text:style-name="P3">1. Во задачата се работи со податоци достапни на следниот URL:</text:p>
      <text:p text:style-name="P3">https://api.openalex.org/</text:p>
      <text:p text:style-name="P3">На оваа адреса се наоѓаат линк до официјалната документација за API-то, порака што ја враќа</text:p>
      <text:p text:style-name="P3">серверот и број на верзија на самото API. Потребно е да се направи копче кое, при клик, ќе ги</text:p>
      <text:p text:style-name="P3">превземе сите податоци од URL-то и ќе ги испечати во конзолата.</text:p>
      <text:p text:style-name="P3">Барањето да се реализира на два начини – со fetch и со async/await.</text:p>
      <text:p text:style-name="P3"/>
      <text:p text:style-name="P3">2. Во задачата се работи со податоци достапни на следниот URL:</text:p>
      <text:p text:style-name="P3">https://registry.npmjs.org/-/v1/search?text=QUERY&amp;size=1</text:p>
      <text:p text:style-name="P3">Потребно е да се направи копче, кое при клик, од URL-то ќе го извлече конечниот резултат(final</text:p>
      <text:p text:style-name="P3">score), по што вредноста ќе се испечати.</text:p>
      <text:p text:style-name="P3">Барањето да се реализира на два начина со fetch и со async/await.</text:p>
      <text:p text:style-name="P4">Формат на запис: Final score: _____</text:p>
      <text:p text:style-name="P4"/>
      <text:p text:style-name="P5">3. Во задачата се работи со податоци достапни на следниот URL:</text:p>
      <text:p text:style-name="P5">https://jsonplaceholder.typicode.com/posts</text:p>
      <text:p text:style-name="P5">На URL-то има податоци за повеќе постови. Секој пост има корисничко id, id на постот, наслов на</text:p>
      <text:p text:style-name="P5">постот и самиот текст за истиот.</text:p>
      <text:p text:style-name="P5">Потребно е да се направи копче, кое при клик од URL-то ќе ги земе сите наслови и ќе ги прикажево</text:p>
      <text:p text:style-name="P5">форма на листа.</text:p>
      <text:p text:style-name="P5">Барањето да се реализира на два начина со fetch и со async/await.</text:p>
      <text:p text:style-name="P5"/>
      <text:p text:style-name="P5">4. Во задачата се работи со податоци достапни на следните URL-адреси:</text:p>
      <text:p text:style-name="P5">1. https://jsonplaceholder.typicode.com/posts</text:p>
      <text:p text:style-name="P5">2. https://jsonplaceholder.typicode.com/users</text:p>
      <text:p text:style-name="P5">Целта е, по клик на едно копче, да се преземат сите објави (posts) од првиот URL и листата на</text:p>
      <text:p text:style-name="P5">корисници од вториот URL, па за секоја објава да се пронајде нејзиниот автор. Автор е корисникот</text:p>
      <text:p text:style-name="P5">чиј id се совпаѓа со userId на објавата. Потоа, да се испечати само насловот на објавата заедно со</text:p>
      <text:p text:style-name="P5">името на авторот.</text:p>
      <text:p text:style-name="P5">Барањето да се реализира на два начина со fetch и со async/await.</text:p>
      <text:p text:style-name="P5">Формат на прикажување: секоја ставка во листата да е во облик:</text:p>
      <text:p text:style-name="P4">[наслов на објавата] од/by [автор]</text:p>
      <text:p text:style-name="P5">(името на авторот да биде прикажано во курзив/italic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Во задачата се работи со податоци достапни на следните URL-адреси:</text:p>
      <text:p text:style-name="P5">1. https://jsonplaceholder.typicode.com/users</text:p>
      <text:p text:style-name="P5">2. https://jsonplaceholder.typicode.com/todos</text:p>
      <text:p text:style-name="P5">Направи копче кое при клик ќе се преземат сите корисници од првиот URL и нивните задачи од</text:p>
      <text:p text:style-name="P5">вториот URL, па за секој корисник да се пронајде првата завршена задача (на пр., таа со најмало id меѓу задачите каде completed: true и userId се совпаѓа со id на корисникот). Се претпоставува дека секој корисник има барем една завршена задача.</text:p>
      <text:p text:style-name="P5">Барањето да се реализира на два начина со fetch и со async/await.</text:p>
      <text:p text:style-name="P5">Формат на прикажување: секоја ставка во листа во облик:</text:p>
      <text:p text:style-name="P4">[корисник], first completed =&gt; [име на задачата]</text:p>
      <text:p text:style-name="P5">(името на корисникот во bold, името на задачата во italic).</text:p>
      <text:p text:style-name="P5"/>
      <text:p text:style-name="P5">6. Во задачата се работи со податоци достапни на следните URL-адреси:</text:p>
      <text:p text:style-name="P5">1. https://jsonplaceholder.typicode.com/users</text:p>
      <text:p text:style-name="P5">2. https://jsonplaceholder.typicode.com/todos</text:p>
      <text:p text:style-name="P5">Направи копче кое при клик ќе се преземат сите корисници од првиот URL и нивните задачи од</text:p>
      <text:p text:style-name="P5">вториот URL. За секој корисник да се одреди процентот на завршени задачи од вкупните негови</text:p>
      <text:p text:style-name="P5">задачи(процентот да е со две места после децималната запирка). Една задача се смета да е на тој</text:p>
      <text:p text:style-name="P5">кроисник чие id се совпаќа со userId на задачата. Се претпоставува дека секој корисник има барем</text:p>
      <text:p text:style-name="P5">една завршена задача.</text:p>
      <text:p text:style-name="P5">Барањето да се реализира на два начина со fetch и со async/await.</text:p>
      <text:p text:style-name="P5">Формат на прикажување: секоја ставка во листа во облик:</text:p>
      <text:p text:style-name="P4">[корисник]:[процент]% task completed/завршени задачи</text:p>
      <text:p text:style-name="P5">(името на корисникот во bold).</text:p>
      <text:p text:style-name="P5"/>
      <text:p text:style-name="P5">7. Во задачата се работи со податоци достапни на следниот URL:</text:p>
      <text:p text:style-name="P5">https://www.googleapis.com/books/v1/volumes?q={QUERY}&amp;printType=books&amp;maxResults=40</text:p>
      <text:p text:style-name="P5">QUERY параметарот се зема од текстуално поле што го пополнува корисникот; зависно од</text:p>
      <text:p text:style-name="P5">вредноста, на адресата се враќаат различни податоци.</text:p>
      <text:p text:style-name="P5">Направи копче кое при клик ќе се изгененира водечка листа според бројот на страници за секоја</text:p>
      <text:p text:style-name="P5">книга, подредена по опаѓачки редослед. Во листата да стои само насловот и бројот на страници за</text:p>
      <text:p text:style-name="P5">секоја книга.</text:p>
      <text:p text:style-name="P5">Формат на прикажување (пример):</text:p>
      <text:p text:style-name="P4">[Наслов на книга] — [број на страници] стр.</text:p>
      <text:p text:style-name="P4"/>
      <text:p text:style-name="P5">8. Во задачата се работи со податоци достапни на следните URL-адреси:</text:p>
      <text:p text:style-name="P5">1.https://jsonplaceholder.typicode.com/users</text:p>
      <text:p text:style-name="P5">2.https://jsonplaceholder.typicode.com/todos</text:p>
      <text:p text:style-name="P5">3. https://jsonplaceholder.typicode.com/comments</text:p>
      <text:p text:style-name="P5">Потребно е да се изгенерира табела на продуктивност за секој корисник од првата адреса.</text:p>
      <text:p text:style-name="P5">Продуктивноста на еден корисник се мери така што се собираат сите негови завршени задачи од</text:p>
      <text:p text:style-name="P5">вториот линк заедно со сите негови коментари од третиот линк. Еден коментар се смета дека е од</text:p>
      <text:p text:style-name="P5">тој корисник чиво корисничко име се наоѓа во меилот на соодветниот коментар.</text:p>
      <text:p text:style-name="P5">Табелата да се прикажува при клик на копче и во нејзе да се содржат само имињата со поените на</text:p>
      <text:p text:style-name="P5">корисниците. Истата треба да е подредена по опаѓачки редослед во однос на поените.</text:p>
      <text:p text:style-name="P5"><text:soft-page-break/>9. Во задачата се работи со податоци достапни на следниот URL-адреса:</text:p>
      <text:p text:style-name="P5">https://jsonplaceholder.typicode.com/posts</text:p>
      <text:p text:style-name="P5">Потребно е да се направи текстуално поле за внесување на зборот што ќе се пребарува и копче кое</text:p>
      <text:p text:style-name="P5">при клик ќе се прикаже</text:p>
      <text:p text:style-name="P5">1. вкупниот број на објави што го содржат тој збор во насловот, и</text:p>
      <text:p text:style-name="P5">2. листа на насловите на тие објави.</text:p>
      <text:p text:style-name="P5">Пребарувањето да биде case-insensitive.</text:p>
      <text:p text:style-name="P5">Формат на прикажување (пример):</text:p>
      <text:p text:style-name="P4">Вкупно пронајдени: N</text:p>
      <text:list text:style-name="L1">
        <text:list-item>
          <text:p text:style-name="P6">[наслов 1]</text:p>
        </text:list-item>
        <text:list-item>
          <text:p text:style-name="P6">[наслов 2]</text:p>
        </text:list-item>
        <text:list-item>
          <text:p text:style-name="P6">…</text:p>
        </text:list-item>
      </text:list>
      <text:p text:style-name="P5">10. Во задачата се работи со податоци достапни на следните URL-адреси:</text:p>
      <text:p text:style-name="P5">https://jsonplaceholder.typicode.com/users</text:p>
      <text:p text:style-name="P5">https://jsonplaceholder.typicode.com/todos</text:p>
      <text:p text:style-name="P5">Задачата е, по клик на едно копче, да се прикаже водечка листа (leaderboard) на корисниците според</text:p>
      <text:p text:style-name="P5">бројот на завршени задачи. Во бројот влегуваат само оние задачи што се почнати по датумот што</text:p>
      <text:p text:style-name="P5">корисникот го внесува во поле за датум.</text:p>
      <text:p text:style-name="P5">Бидејќи API-то за задачи нема датум на почеток, за секоја задача локално се генерира „датум на</text:p>
      <text:p text:style-name="P5">почеток“ (на пример, случаен датум во последните 365 дена). Во листата потребно е да се</text:p>
      <text:p text:style-name="P5">прикажат имињата на корисниците заедно со бројот на завршени задачи.</text:p>
      <text:p text:style-name="P5"/>
      <text:p text:style-name="P5">11. Во задачата се работи со податоци достапни на следните URL-адреси:</text:p>
      <text:p text:style-name="P5">https://jsonplaceholder.typicode.com/users</text:p>
      <text:p text:style-name="P5">https://jsonplaceholder.typicode.com/todos</text:p>
      <text:p text:style-name="P5">Задачата е, по клик на едно копче, да се прикаже водечка листа (leaderboard) на корисниците според</text:p>
      <text:p text:style-name="P5">збирот на тежина на сите нивни завршени задачи. Во бројот влегува само тежината на секоја</text:p>
      <text:p text:style-name="P5">завршена задача на тој корисник.</text:p>
      <text:p text:style-name="P5">Бидејќи API-то за задачи не дава тежина на секоја задача, треба локално на секоја задача да се</text:p>
      <text:p text:style-name="P5">додели случајна тежина од 1 до 10. Листата треба да е во опаѓачки редослед според збирот на</text:p>
      <text:p text:style-name="P5">тежините и да се прикажува само името на корисникот и неговата бројка.</text:p>
      <text:p text:style-name="P5"/>
      <text:p text:style-name="P5">12. Во задачата се работи со податоци достапни на следната URL-адреса:</text:p>
      <text:p text:style-name="P5">https://api.github.com/search/repositories?q={SEARCH}</text:p>
      <text:p text:style-name="P5">SEARCH се зема од текстуално поле што го пополнува корисникот; внесената вредност се вградува</text:p>
      <text:p text:style-name="P5">во URL-то и во зависност од истата се добиваат различни податоци.</text:p>
      <text:p text:style-name="P5">По клик на копче, се преземаат резултатите и се прикажува листа каде секоја ставка е линк до</text:p>
      <text:p text:style-name="P5">репозиториумот, а насловот на линкот, е корисничкото име на GitHub. Веднаш до линкот се</text:p>
      <text:p text:style-name="P5">прикажува и бројот на ѕвезди на истиот.</text:p>
      <text:p text:style-name="P5"/>
      <text:p text:style-name="P5">13. (Продолжение на 12.)</text:p>
      <text:p text:style-name="P5">Наместо секој резултат да води директно на GitHub, при клик на линкот да се прикажат подетални</text:p>
      <text:p text:style-name="P5">информации за конкретниот репозиториум:</text:p>
      <text:p text:style-name="P5">целосно име,</text:p>
      <text:p text:style-name="P5"><text:soft-page-break/>опис,</text:p>
      <text:p text:style-name="P5">и линк до репозиториумот на GitHub.</text:p>
      <text:p text:style-name="P5">Заедно со деталите да има копче „Назад“ кое при клик се враќа на претходната листа на резултати</text:p>
      <text:p text:style-name="P5">(без ново пребарување).</text:p>
      <text:p text:style-name="P5">Земање на деталите:</text:p>
      <text:p text:style-name="P5">Испрати барање кон https://api.github.com/repos/{FULLNAME}, каде {FULLNAME} е целосното</text:p>
      <text:p text:style-name="P5">име на конкретниот репозиториум.</text:p>
      <text:p text:style-name="P5"/>
      <text:p text:style-name="P5">14. Во задачата се работи со податоци достапни на следните URL-адреси:</text:p>
      <text:p text:style-name="P5">https://jsonplaceholder.typicode.com/posts</text:p>
      <text:p text:style-name="P5">https://jsonplaceholder.typicode.com/comments</text:p>
      <text:p text:style-name="P5">За оваа задача еден коментар го сметаме во зависност од неговата должина(на пр. ако има должина</text:p>
      <text:p text:style-name="P5">5, вреди +5...).</text:p>
      <text:p text:style-name="P5">За секој пост од првата адреса најди колку процентуално се негови коментари од вкупно сите</text:p>
      <text:p text:style-name="P5">коментари од втората адреса. Еден коментар е на тој пост кој има ист id со неговиот postId.</text:p>
      <text:p text:style-name="P5">Процентот да е на две децимали и да се прикаже листата во следниот формат на секоја стапка:</text:p>
      <text:p text:style-name="P4">Post#(id) – X% of total comments length</text:p>
      <text:p text:style-name="P5">Процентот што се бара се добива како:</text:p>
      <text:p text:style-name="P5">Вкупната должина на сите негови коментари(на еден пост)/Вкупната должина на сите коментари</text:p>
      <text:p text:style-name="P5">на адресата.</text:p>
      <text:p text:style-name="P5"/>
      <text:p text:style-name="P5">15. Во задачата се работи со податоци достапни на следната URL-адреса:</text:p>
      <text:p text:style-name="P5">https://jsonplaceholder.typicode.com/comments</text:p>
      <text:p text:style-name="P5">По вчитување/клик, преземи ги сите коментари од адресата и распореди ги во три категории според</text:p>
      <text:p text:style-name="P5">должината на телото (во карактери):</text:p>
      <text:list text:style-name="L2">
        <text:list-item>
          <text:p text:style-name="P7">Мали: &lt; 50 карактери</text:p>
        </text:list-item>
        <text:list-item>
          <text:p text:style-name="P7">Средни: 50–150 карактери</text:p>
        </text:list-item>
        <text:list-item>
          <text:p text:style-name="P7">Големи: &gt; 150 карактери</text:p>
        </text:list-item>
      </text:list>
      <text:p text:style-name="P5">Да се изгради паѓачка листа со опциите „мали“, „средни“ и „големи“. При секоја промена на</text:p>
      <text:p text:style-name="P5">избраната опција:</text:p>
      <text:p text:style-name="P5">1. најгоре прикажи колку коментари има во таа категорија (на пр. Вкупно: 37),</text:p>
      <text:p text:style-name="P5">2. прикажи листа каде секоја ставка ги содржи првите 35 карактери од коментарот во формат:</text:p>
      <text:p text:style-name="P5">[првите 35 карактери] ... (XXX карактери)</text:p>
      <text:p text:style-name="P5">каде XXX е вкупната должина на коментарот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16:55:35.977688700</meta:creation-date>
    <dc:date>2025-08-31T17:02:39.471505200</dc:date>
    <meta:editing-duration>PT7M6S</meta:editing-duration>
    <meta:editing-cycles>1</meta:editing-cycles>
    <meta:document-statistic meta:table-count="0" meta:image-count="0" meta:object-count="0" meta:page-count="4" meta:paragraph-count="144" meta:word-count="1325" meta:character-count="8669" meta:non-whitespace-character-count="7492"/>
    <meta:generator>LibreOffice/25.2.5.2$Windows_X86_64 LibreOffice_project/03d19516eb2e1dd5d4ccd751a0d6f35f35e08022</meta:generator>
  </office:meta>
</office:document-meta>
</file>